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2-08T21:54:46.98082" calcext:value-type="date">
            <text:p>8 févr. 2025 - 21:54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16"/>
          <table:table-cell table:style-name="ce38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2:52:43.525272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2-08T21:54:47.892005073</dc:date>
    <meta:editing-duration>P2DT12H35M22S</meta:editing-duration>
    <meta:editing-cycles>124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88" meta:object-count="0"/>
    <meta:user-defined meta:name="qrichtext">1</meta:user-defined>
  </office:meta>
</office:document-meta>
</file>